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7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de" fo:country="DE"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de" fo:country="DE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language="de" fo:country="DE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de" fo:country="DE"/>
    </style:style>
    <style:style style:name="ce5" style:family="table-cell" style:parent-style-name="Default">
      <style:text-properties fo:language="de" fo:country="D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  <style:text-properties fo:language="de" fo:country="D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language="de" fo:country="D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1" office:value-type="string" table:number-columns-spanned="2" table:number-rows-spanned="1">
            <text:p>Schlafen und so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chlafsack</text:p>
          </table:table-cell>
          <table:table-cell/>
          <table:table-cell table:style-name="ce7" office:value-type="string" table:number-columns-spanned="3" table:number-rows-spanned="3">
            <text:p><text:span text:style-name="T1">Gebrauchsanleitung:</text:span> In Spalte A “ok” oder “n/a” o.ä. eintragen, fertig.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"/>
          <table:table-cell office:value-type="string">
            <text:p>Iso-Matte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office:value-type="string">
            <text:p>Kulturbeutel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Zahnpasta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Zahnbürs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Aspiri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Kondom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Duschgel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aschentüch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amp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edikamen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Frischetüch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Ohrenstöpsel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Klamotten</text:p>
          </table:table-cell>
          <table:covered-table-cell/>
          <table:table-cell table:number-columns-repeated="1022"/>
        </table:table-row>
        <table:table-row table:style-name="ro1">
          <table:table-cell table:style-name="ce3"/>
          <table:table-cell office:value-type="string">
            <text:p>T-Shir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ulli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Hose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cke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rts / Unterwäsch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Handtuch / Badetuch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Jack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chuh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chlappe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egenjack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rillenetui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Brillenputztüch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chirm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Amüsement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Lesestoff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abakware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degerät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Geldbeutel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Geld drin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icket drin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ausgeräumt?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Campen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Zel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ering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esteck &amp; Geschir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ell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ass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Besteck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rovian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Wasserflasch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Gummistief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aschenlamp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Klopapi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Klappstuhl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Nerdnerd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Netzwerkkab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3er-Steckdos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tromkab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SB-Stick für Sneakern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ptopunterlage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onnenschein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onnenbril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Hu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nnencrem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dezeug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Chaos Communication Camp 2011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Micro-USB-Kab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ECT-Telefo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Ladestation</text:p>
          </table:table-cell>
          <table:table-cell table:number-columns-repeated="102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02cm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4.08.2011</text:date>, <text:time>18:4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1T20:10:42</meta:creation-date>
    <dc:date>2011-08-04T18:46:17</dc:date>
    <meta:editing-duration>PT2H17M42S</meta:editing-duration>
    <meta:editing-cycles>29</meta:editing-cycles>
    <meta:generator>LibreOffice/3.3$Linux LibreOffice_project/330m19$Build-202</meta:generator>
    <dc:creator>orange </dc:creator>
    <meta:document-statistic meta:table-count="3" meta:cell-count="67" meta:object-count="0"/>
  </office:meta>
</office:document-meta>
</file>